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ZQUIERDO NOVOA, RENZZO RAUL PAOL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IZQUIERDO NOVOA, RENZZO RAUL PAOL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28771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48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